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65cm" fo:min-width="3.4cm"/>
    </style:style>
    <style:style style:name="gr2" style:family="graphic" style:parent-style-name="objectwithoutfill">
      <style:graphic-properties draw:marker-start="" draw:marker-end="Arrow" draw:marker-end-width="0.3cm" draw:fill="none" draw:fill-color="#66ffff" draw:textarea-vertical-align="middle" draw:shadow="visible"/>
    </style:style>
    <style:style style:name="gr3" style:family="graphic" style:parent-style-name="objectwithoutfill">
      <style:graphic-properties draw:marker-end="Arrow" draw:marker-end-width="0.3cm" draw:fill="none" draw:fill-color="#66ffff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2.65cm" fo:min-width="3.2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1.85cm" fo:min-width="8.9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35cm" fo:min-width="3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2.45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85cm" fo:min-width="5.5cm"/>
    </style:style>
    <style:style style:name="gr14" style:family="graphic" style:parent-style-name="standard">
      <style:graphic-properties draw:stroke="none" svg:stroke-color="#000000" draw:fill="none" draw:fill-color="#ffffff" fo:min-height="1.049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1.35cm" fo:min-width="5cm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style:font-name="Courier new1" fo:font-size="14pt" style:font-size-asian="14pt" style:font-size-complex="14pt"/>
    </style:style>
    <style:style style:name="P3" style:family="paragraph">
      <loext:graphic-properties draw:fill="none" draw:fill-color="#66ffff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cffff"/>
      <style:paragraph-properties fo:text-align="center"/>
      <style:text-properties style:font-name="Courier new1" fo:font-size="14pt" style:font-size-asian="14pt" style:font-size-complex="14pt"/>
    </style:style>
    <style:style style:name="P7" style:family="paragraph">
      <loext:graphic-properties draw:fill-color="#e6e6ff"/>
      <style:paragraph-properties fo:text-align="center"/>
      <style:text-properties style:font-name="Courier new1" fo:font-size="14pt" style:font-size-asian="14pt" style:font-size-complex="14pt"/>
    </style:style>
    <style:style style:name="P8" style:family="paragraph">
      <loext:graphic-properties draw:fill="solid" draw:fill-color="#ccff99"/>
      <style:paragraph-properties fo:text-align="center"/>
      <style:text-properties style:font-name="Courier new1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ffcc99"/>
      <style:paragraph-properties fo:text-align="center"/>
    </style:style>
    <style:style style:name="T1" style:family="text">
      <style:text-properties style:font-name="Courier new1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9cm" svg:height="1.9cm" svg:x="2.1cm" svg:y="6.6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2.1cm" svg:y1="7.55cm" svg:x2="3.65cm" svg:y2="19.4cm" draw:start-shape="id1" draw:start-glue-point="3" draw:end-shape="id2" draw:end-glue-point="0" svg:d="M2100 7550c-751 0-626 3200-51 4119s1601-444 1601 7731" svg:viewBox="0 0 2074 11851">
          <text:p/>
        </draw:connector>
        <draw:connector draw:style-name="gr3" draw:text-style-name="P3" draw:layer="layout" draw:type="curve" svg:x1="3.65cm" svg:y1="22.3cm" svg:x2="10.2cm" svg:y2="24.4cm" draw:start-shape="id2" draw:start-glue-point="2" draw:end-shape="id3" svg:d="M3650 22300c0 1575 6550 525 6550 2100" svg:viewBox="0 0 6551 2101">
          <text:p/>
        </draw:connector>
        <draw:frame draw:style-name="gr4" draw:text-style-name="P4" draw:layer="layout" svg:width="7.5cm" svg:height="1.199cm" svg:x="3.7cm" svg:y="16.701cm">
          <draw:text-box>
            <text:p text:style-name="P1"><text:span text:style-name="T2">2. Send ajax message for add new massage to chat</text:span></text:p>
          </draw:text-box>
        </draw:frame>
        <draw:frame draw:style-name="gr4" draw:text-style-name="P4" draw:layer="layout" svg:width="7.5cm" svg:height="1cm" svg:x="5.8cm" svg:y="22.7cm">
          <draw:text-box>
            <text:p text:style-name="P1"><text:span text:style-name="T2">3. Add message to database</text:span></text:p>
          </draw:text-box>
        </draw:frame>
        <draw:connector draw:style-name="gr3" draw:text-style-name="P3" draw:layer="layout" draw:type="curve" svg:x1="5.5cm" svg:y1="20.85cm" svg:x2="15cm" svg:y2="19.1cm" draw:start-shape="id2" draw:start-glue-point="1" draw:end-shape="id4" draw:end-glue-point="3" svg:d="M5500 20850c7125 0 2375-1750 9500-1750" svg:viewBox="0 0 9501 1751">
          <text:p/>
        </draw:connector>
        <draw:frame draw:style-name="gr5" draw:text-style-name="P5" draw:layer="layout" svg:width="7.5cm" svg:height="1.3cm" svg:x="7.8cm" svg:y="20.8cm">
          <draw:text-box>
            <text:p text:style-name="P1"><text:span text:style-name="T2">4. Send message to CppComet</text:span></text:p>
          </draw:text-box>
        </draw:frame>
        <draw:connector draw:style-name="gr3" draw:text-style-name="P3" draw:layer="layout" draw:type="curve" svg:x1="4.05cm" svg:y1="8.5cm" svg:x2="17.1cm" svg:y2="18.3cm" draw:start-shape="id1" draw:end-shape="id4" draw:end-glue-point="0" svg:d="M4050 8500c0 7350 13050 2450 13050 9800" svg:viewBox="0 0 13051 9801">
          <text:p/>
        </draw:connector>
        <draw:frame draw:style-name="gr6" draw:text-style-name="P5" draw:layer="layout" svg:width="5.5cm" svg:height="2.2cm" svg:x="8.6cm" svg:y="14.2cm">
          <draw:text-box>
            <text:p text:style-name="P1"><text:span text:style-name="T2">1. Connecting to the comet server by websockets</text:span></text:p>
          </draw:text-box>
        </draw:frame>
        <draw:custom-shape draw:style-name="gr7" draw:text-style-name="P6" xml:id="id2" draw:id="id2" draw:layer="layout" svg:width="3.7cm" svg:height="2.9cm" svg:x="1.8cm" svg:y="19.4cm">
          <text:p text:style-name="P1"><text:span text:style-name="T1">PHP backen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9.4cm" svg:height="2.1cm" svg:x="5.5cm" svg:y="24.4cm">
          <text:p text:style-name="P1"><text:span text:style-name="T1">MySQL 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9cm" svg:height="1.9cm" svg:x="6.4cm" svg:y="6.6cm">
          <text:p text:style-name="P1"><text:span text:style-name="T1">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9cm" svg:height="1.9cm" svg:x="10.6cm" svg:y="6.6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8.35cm" svg:y1="8.5cm" svg:x2="17.1cm" svg:y2="18.3cm" draw:start-shape="id5" draw:start-glue-point="2" draw:end-shape="id4" draw:end-glue-point="0" svg:d="M8350 8500c0 7350 8750 2450 8750 9800" svg:viewBox="0 0 8751 9801">
          <text:p/>
        </draw:connector>
        <draw:connector draw:style-name="gr3" draw:text-style-name="P3" draw:layer="layout" draw:type="curve" svg:x1="12.55cm" svg:y1="8.5cm" svg:x2="17.1cm" svg:y2="18.3cm" draw:start-shape="id6" draw:end-shape="id4" draw:end-glue-point="0" svg:d="M12550 8500c0 7350 4550 2450 4550 9800" svg:viewBox="0 0 4551 9801">
          <text:p/>
        </draw:connector>
        <draw:custom-shape draw:style-name="gr9" draw:text-style-name="P8" xml:id="id4" draw:id="id4" draw:layer="layout" svg:width="4.2cm" svg:height="1.6cm" svg:x="15cm" svg:y="18.3cm">
          <text:p text:style-name="P1"><text:span text:style-name="T1">CppComet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curve" draw:line-skew="-0.188cm" svg:x1="19.2cm" svg:y1="19.1cm" svg:x2="12.55cm" svg:y2="6.6cm" draw:start-shape="id4" draw:start-glue-point="1" draw:end-shape="id6" draw:end-glue-point="0" svg:d="M19200 19100c469 0 392-6501-1388-9814s-5262-3437-5262-2686" svg:viewBox="0 0 6895 12878">
          <text:p/>
        </draw:connector>
        <draw:connector draw:style-name="gr10" draw:text-style-name="P9" draw:layer="layout" draw:type="curve" draw:line-skew="0.257cm -3.444cm" svg:x1="19.2cm" svg:y1="19.1cm" svg:x2="4.05cm" svg:y2="6.6cm" draw:start-shape="id4" draw:start-glue-point="1" draw:end-shape="id1" draw:end-glue-point="0" svg:d="M19200 19100c1137 0 948-8223-3124-12827s-12026-5590-12026 327" svg:viewBox="0 0 15752 16614">
          <text:p/>
        </draw:connector>
        <draw:connector draw:style-name="gr10" draw:text-style-name="P9" draw:layer="layout" draw:type="curve" draw:line-skew="0.112cm -1.869cm" svg:x1="19.2cm" svg:y1="19.1cm" svg:x2="8.35cm" svg:y2="6.6cm" draw:start-shape="id4" draw:start-glue-point="1" draw:end-shape="id5" draw:end-glue-point="0" svg:d="M19200 19100c919 0 766-7435-2176-11449s-8674-4606-8674-1051" svg:viewBox="0 0 11349 14847">
          <text:p/>
        </draw:connector>
        <draw:frame draw:style-name="gr4" draw:text-style-name="P4" draw:layer="layout" svg:width="7.5cm" svg:height="1.199cm" svg:x="11.237cm" svg:y="2.259cm">
          <draw:text-box>
            <text:p text:style-name="P1"><text:span text:style-name="T2">5. CppComet send messages for all subscribers in pipe</text:span></text:p>
          </draw:text-box>
        </draw:frame>
      </draw:page>
      <draw:page draw:name="page2" draw:style-name="dp1" draw:master-page-name="Обычный">
        <draw:custom-shape draw:style-name="gr1" draw:text-style-name="P2" xml:id="id7" draw:id="id7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cm" svg:y1="3.35cm" svg:x2="6.55cm" svg:y2="10.1cm" draw:start-shape="id7" draw:start-glue-point="1" draw:end-shape="id8" draw:end-glue-point="0" svg:d="M6000 3350c367 0 550 2250 550 6750" svg:viewBox="0 0 551 6751">
          <text:p/>
        </draw:connector>
        <draw:connector draw:style-name="gr3" draw:text-style-name="P3" draw:layer="layout" draw:type="curve" svg:x1="6.55cm" svg:y1="13cm" svg:x2="10.2cm" svg:y2="19.1cm" draw:start-shape="id8" draw:start-glue-point="2" draw:end-shape="id9" svg:d="M6550 13000c0 4575 3650 1525 3650 6100" svg:viewBox="0 0 3651 6101">
          <text:p/>
        </draw:connector>
        <draw:frame draw:style-name="gr4" draw:text-style-name="P4" draw:layer="layout" svg:width="7.5cm" svg:height="1cm" svg:x="5.9cm" svg:y="5.9cm">
          <draw:text-box>
            <text:p text:style-name="P1"><text:span text:style-name="T2">1. Запрос данных о звонке</text:span></text:p>
          </draw:text-box>
        </draw:frame>
        <draw:frame draw:style-name="gr4" draw:text-style-name="P4" draw:layer="layout" svg:width="7.5cm" svg:height="1cm" svg:x="7.9cm" svg:y="15.6cm">
          <draw:text-box>
            <text:p text:style-name="P1"><text:span text:style-name="T2">2. Запрос данных о звонке</text:span></text:p>
          </draw:text-box>
        </draw:frame>
        <draw:custom-shape draw:style-name="gr7" draw:text-style-name="P6" xml:id="id8" draw:id="id8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9" draw:id="id9" draw:layer="layout" svg:width="9.4cm" svg:height="2.1cm" svg:x="5.5cm" svg:y="19.1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" draw:text-style-name="P2" xml:id="id10" draw:id="id10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cm" svg:y1="3.35cm" svg:x2="6.55cm" svg:y2="10.1cm" draw:start-shape="id10" draw:start-glue-point="1" draw:end-shape="id11" draw:end-glue-point="0" svg:d="M6000 3350c367 0 550 2250 550 6750" svg:viewBox="0 0 551 6751">
          <text:p/>
        </draw:connector>
        <draw:connector draw:style-name="gr3" draw:text-style-name="P3" draw:layer="layout" draw:type="curve" svg:x1="6.55cm" svg:y1="13cm" svg:x2="7.1cm" svg:y2="20cm" draw:start-shape="id11" draw:start-glue-point="2" draw:end-shape="id12" svg:d="M6550 13000c0 5250 550 1750 550 7000" svg:viewBox="0 0 551 7001">
          <text:p/>
        </draw:connector>
        <draw:frame draw:style-name="gr4" draw:text-style-name="P4" draw:layer="layout" svg:width="7.5cm" svg:height="1cm" svg:x="4.9cm" svg:y="5.9cm">
          <draw:text-box>
            <text:p text:style-name="P1"><text:span text:style-name="T2">1. Вызов доктора </text:span></text:p>
          </draw:text-box>
        </draw:frame>
        <draw:frame draw:style-name="gr11" draw:text-style-name="P11" draw:layer="layout" svg:width="7.5cm" svg:height="1.199cm" svg:x="7cm" svg:y="14.701cm">
          <draw:text-box>
            <text:p text:style-name="P10"><text:span text:style-name="T2">2. Получение инфы о звонке</text:span></text:p>
            <text:p text:style-name="P10"><text:span text:style-name="T2">3. Получение списка врачей</text:span></text:p>
          </draw:text-box>
        </draw:frame>
        <draw:connector draw:style-name="gr3" draw:text-style-name="P3" draw:layer="layout" draw:type="curve" svg:x1="8.4cm" svg:y1="11.55cm" svg:x2="14.2cm" svg:y2="8.9cm" draw:start-shape="id11" draw:start-glue-point="1" draw:end-shape="id13" draw:end-glue-point="3" svg:d="M8400 11550c4350 0 1450-2650 5800-2650" svg:viewBox="0 0 5801 2651">
          <text:p/>
        </draw:connector>
        <draw:frame draw:style-name="gr11" draw:text-style-name="P5" draw:layer="layout" svg:width="7.5cm" svg:height="1.199cm" svg:x="6.9cm" svg:y="8.3cm">
          <draw:text-box>
            <text:p text:style-name="P1"><text:span text:style-name="T2">4. Получение списка </text:span></text:p>
            <text:p text:style-name="P1"><text:span text:style-name="T2">врачей онлайн</text:span></text:p>
          </draw:text-box>
        </draw:frame>
        <draw:frame draw:style-name="gr12" draw:text-style-name="P5" draw:layer="layout" svg:width="7.5cm" svg:height="2.7cm" svg:x="12.9cm" svg:y="16.3cm">
          <draw:text-box>
            <text:p text:style-name="P1"><text:span text:style-name="T2">6. Уведомления о звонке</text:span></text:p>
            <text:p text:style-name="P1"><text:span text:style-name="T2">Инфа о звонке</text:span></text:p>
          </draw:text-box>
        </draw:frame>
        <draw:custom-shape draw:style-name="gr7" draw:text-style-name="P6" xml:id="id11" draw:id="id11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3" draw:id="id13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2" draw:id="id12" draw:layer="layout" svg:width="9.4cm" svg:height="2.1cm" svg:x="2.4cm" svg:y="20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8.4cm" svg:y1="8.9cm" svg:x2="14.8cm" svg:y2="24.65cm" draw:start-shape="id13" draw:start-glue-point="1" draw:end-shape="id14" draw:end-glue-point="1" svg:d="M18400 8900c751 0 2551 15750-3600 15750" svg:viewBox="0 0 4436 15751">
          <text:p/>
        </draw:connector>
        <draw:custom-shape draw:style-name="gr1" draw:text-style-name="P2" xml:id="id14" draw:id="id14" draw:layer="layout" svg:width="3.9cm" svg:height="1.9cm" svg:x="10.9cm" svg:y="23.7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5cm" svg:height="1.199cm" svg:x="8.7cm" svg:y="11.501cm">
          <draw:text-box>
            <text:p text:style-name="P1"><text:span text:style-name="T2">5. Отправка инфы о звонке всем докторам из списка</text:span></text:p>
          </draw:text-box>
        </draw:frame>
      </draw:page>
      <draw:page draw:name="page4" draw:style-name="dp1" draw:master-page-name="Обычный">
        <draw:custom-shape draw:style-name="gr1" draw:text-style-name="P2" xml:id="id19" draw:id="id19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.55cm" svg:y1="13cm" svg:x2="4.8cm" svg:y2="19.5cm" draw:start-shape="id15" draw:start-glue-point="2" draw:end-shape="id16" svg:d="M6550 13000c0 4875-1750 1625-1750 6500" svg:viewBox="0 0 1751 6501">
          <text:p/>
        </draw:connector>
        <draw:frame draw:style-name="gr5" draw:text-style-name="P5" draw:layer="layout" svg:width="7.5cm" svg:height="1.3cm" svg:x="9cm" svg:y="14.2cm">
          <draw:text-box>
            <text:p text:style-name="P1"><text:span text:style-name="T2">1. Ответ на звонок</text:span></text:p>
          </draw:text-box>
        </draw:frame>
        <draw:connector draw:style-name="gr3" draw:text-style-name="P3" draw:layer="layout" draw:type="curve" svg:x1="8.4cm" svg:y1="11.55cm" svg:x2="14.2cm" svg:y2="8.9cm" draw:start-shape="id15" draw:start-glue-point="1" draw:end-shape="id17" draw:end-glue-point="3" svg:d="M8400 11550c4350 0 1450-2650 5800-2650" svg:viewBox="0 0 5801 2651">
          <text:p/>
        </draw:connector>
        <draw:custom-shape draw:style-name="gr7" draw:text-style-name="P6" xml:id="id15" draw:id="id15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7" draw:id="id17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6" draw:id="id16" draw:layer="layout" svg:width="6cm" svg:height="2.1cm" svg:x="1.8cm" svg:y="19.5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5cm" svg:height="1.299cm" svg:x="7.2cm" svg:y="8cm">
          <draw:text-box>
            <text:p text:style-name="P1"><text:span text:style-name="T2">5. Отправка инфы </text:span></text:p>
            <text:p text:style-name="P1"><text:span text:style-name="T2">пациенту и доктору</text:span></text:p>
          </draw:text-box>
        </draw:frame>
        <draw:connector draw:style-name="gr3" draw:text-style-name="P3" draw:layer="layout" draw:type="curve" svg:x1="11.55cm" svg:y1="26.2cm" svg:x2="8.4cm" svg:y2="11.55cm" draw:start-shape="id18" draw:start-glue-point="0" draw:end-shape="id15" draw:end-glue-point="1" svg:d="M11550 26200c0-9767-1050-14650-3150-14650" svg:viewBox="0 0 3151 14651">
          <text:p/>
        </draw:connector>
        <draw:connector draw:style-name="gr3" draw:text-style-name="P3" draw:layer="layout" draw:type="curve" svg:x1="18.4cm" svg:y1="8.9cm" svg:x2="13.5cm" svg:y2="27.15cm" draw:start-shape="id17" draw:start-glue-point="1" draw:end-shape="id18" draw:end-glue-point="1" svg:d="M18400 8900c751 0 3201 18250-4900 18250" svg:viewBox="0 0 5839 18251">
          <text:p/>
        </draw:connector>
        <draw:frame draw:style-name="gr11" draw:text-style-name="P5" draw:layer="layout" svg:width="7.5cm" svg:height="1.199cm" svg:x="8.7cm" svg:y="2.401cm">
          <draw:text-box>
            <text:p text:style-name="P1"><text:span text:style-name="T2">6. Отправка инфы пациенту для подключения к sip серверу</text:span></text:p>
          </draw:text-box>
        </draw:frame>
        <draw:frame draw:style-name="gr11" draw:text-style-name="P5" draw:layer="layout" svg:width="7.5cm" svg:height="1.199cm" svg:x="11.2cm" svg:y="23.301cm">
          <draw:text-box>
            <text:p text:style-name="P1"><text:span text:style-name="T2">7. Отправка инфы доктору для подключения к sip серверу</text:span></text:p>
          </draw:text-box>
        </draw:frame>
        <draw:connector draw:style-name="gr3" draw:text-style-name="P3" draw:layer="layout" draw:type="curve" svg:x1="16.3cm" svg:y1="8.1cm" svg:x2="6cm" svg:y2="3.35cm" draw:start-shape="id17" draw:start-glue-point="0" draw:end-shape="id19" draw:end-glue-point="1" svg:d="M16300 8100c0-3167-3433-4750-10300-4750" svg:viewBox="0 0 10301 4751">
          <text:p/>
        </draw:connector>
        <draw:frame draw:style-name="gr15" draw:text-style-name="P11" draw:layer="layout" svg:width="7.5cm" svg:height="1.673cm" svg:x="5.2cm" svg:y="17.427cm">
          <draw:text-box>
            <text:p text:style-name="P10"><text:span text:style-name="T2">2. Получение инфы о звонке</text:span></text:p>
            <text:p text:style-name="P10"><text:span text:style-name="T2">3. Назначение врача звонку</text:span></text:p>
            <text:p text:style-name="P10"><text:span text:style-name="T2">4. Изменение статуса звонка</text:span></text:p>
          </draw:text-box>
        </draw:frame>
        <draw:connector draw:style-name="gr3" draw:text-style-name="P3" draw:layer="layout" draw:type="curve" svg:x1="9.6cm" svg:y1="27.15cm" svg:x2="4.75cm" svg:y2="25.1cm" draw:start-shape="id18" draw:start-glue-point="3" draw:end-shape="id20" draw:end-glue-point="2" svg:d="M9600 27150c-3234 0-4850-683-4850-2050" svg:viewBox="0 0 4851 2051">
          <text:p/>
        </draw:connector>
        <draw:connector draw:style-name="gr3" draw:text-style-name="P3" draw:layer="layout" draw:type="curve" draw:line-skew="-1.8cm" svg:x1="4.05cm" svg:y1="4.3cm" svg:x2="2cm" svg:y2="24.3cm" draw:start-shape="id19" draw:start-glue-point="2" draw:end-shape="id20" draw:end-glue-point="3" svg:d="M4050 4300c0 11700-1276 9750-1976 11825s-825 8175-74 8175" svg:viewBox="0 0 2561 20001">
          <text:p/>
        </draw:connector>
        <draw:frame draw:style-name="gr4" draw:text-style-name="P5" draw:layer="layout" svg:width="7.5cm" svg:height="1cm" svg:x="2cm" svg:y="6.8cm">
          <draw:text-box>
            <text:p text:style-name="P1"><text:span text:style-name="T2">9. Видеосвязь</text:span></text:p>
          </draw:text-box>
        </draw:frame>
        <draw:frame draw:style-name="gr4" draw:text-style-name="P5" draw:layer="layout" svg:width="7.5cm" svg:height="1cm" svg:x="3.5cm" svg:y="25.8cm">
          <draw:text-box>
            <text:p text:style-name="P1"><text:span text:style-name="T2">8. Видеосвязь</text:span></text:p>
          </draw:text-box>
        </draw:frame>
        <draw:custom-shape draw:style-name="gr1" draw:text-style-name="P2" xml:id="id18" draw:id="id18" draw:layer="layout" svg:width="3.9cm" svg:height="1.9cm" svg:x="9.6cm" svg:y="26.2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20" draw:id="id20" draw:layer="layout" svg:width="5.5cm" svg:height="1.6cm" svg:x="2cm" svg:y="23.5cm">
          <text:p text:style-name="P1">Sip сервер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5cm" svg:y1="24.3cm" svg:x2="16.3cm" svg:y2="9.7cm" draw:start-shape="id20" draw:start-glue-point="1" draw:end-shape="id17" draw:end-glue-point="2" svg:d="M7500 24300c5867 0 8800-4866 8800-14600" svg:viewBox="0 0 8801 14601">
          <text:p/>
        </draw:connector>
        <draw:frame draw:style-name="gr17" draw:text-style-name="P5" draw:layer="layout" svg:width="7.5cm" svg:height="1.4cm" svg:x="13.2cm" svg:y="19.4cm">
          <draw:text-box>
            <text:p text:style-name="P1"><text:span text:style-name="T2">10. Проверка права</text:span></text:p>
            <text:p text:style-name="P1"><text:span text:style-name="T2"><text:s/></text:span><text:span text:style-name="T2">на звонок</text:span></text:p>
          </draw:text-box>
        </draw:frame>
      </draw:page>
      <draw:page draw:name="page5" draw:style-name="dp1" draw:master-page-name="Обычный">
        <draw:custom-shape draw:style-name="gr1" draw:text-style-name="P2" xml:id="id25" draw:id="id25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.55cm" svg:y1="13cm" svg:x2="4.8cm" svg:y2="19.5cm" draw:start-shape="id21" draw:start-glue-point="2" draw:end-shape="id22" svg:d="M6550 13000c0 4875-1750 1625-1750 6500" svg:viewBox="0 0 1751 6501">
          <text:p/>
        </draw:connector>
        <draw:frame draw:style-name="gr5" draw:text-style-name="P5" draw:layer="layout" svg:width="7.5cm" svg:height="1.3cm" svg:x="9cm" svg:y="14.2cm">
          <draw:text-box>
            <text:p text:style-name="P1"><text:span text:style-name="T2">1. Ответ на звонок</text:span></text:p>
          </draw:text-box>
        </draw:frame>
        <draw:connector draw:style-name="gr3" draw:text-style-name="P3" draw:layer="layout" draw:type="curve" svg:x1="8.4cm" svg:y1="11.55cm" svg:x2="14.2cm" svg:y2="8.9cm" draw:start-shape="id21" draw:start-glue-point="1" draw:end-shape="id23" draw:end-glue-point="3" svg:d="M8400 11550c4350 0 1450-2650 5800-2650" svg:viewBox="0 0 5801 2651">
          <text:p/>
        </draw:connector>
        <draw:custom-shape draw:style-name="gr7" draw:text-style-name="P6" xml:id="id21" draw:id="id21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3" draw:id="id23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22" draw:id="id22" draw:layer="layout" svg:width="6cm" svg:height="2.1cm" svg:x="1.8cm" svg:y="19.5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5cm" svg:height="1.299cm" svg:x="7.2cm" svg:y="8cm">
          <draw:text-box>
            <text:p text:style-name="P1"><text:span text:style-name="T2">5. Отправка инфы </text:span></text:p>
            <text:p text:style-name="P1"><text:span text:style-name="T2">пациенту и доктору</text:span></text:p>
          </draw:text-box>
        </draw:frame>
        <draw:connector draw:style-name="gr3" draw:text-style-name="P3" draw:layer="layout" draw:type="curve" svg:x1="11.55cm" svg:y1="26.2cm" svg:x2="8.4cm" svg:y2="11.55cm" draw:start-shape="id24" draw:start-glue-point="0" draw:end-shape="id21" draw:end-glue-point="1" svg:d="M11550 26200c0-9767-1050-14650-3150-14650" svg:viewBox="0 0 3151 14651">
          <text:p/>
        </draw:connector>
        <draw:connector draw:style-name="gr3" draw:text-style-name="P3" draw:layer="layout" draw:type="curve" svg:x1="18.4cm" svg:y1="8.9cm" svg:x2="13.5cm" svg:y2="27.15cm" draw:start-shape="id23" draw:start-glue-point="1" draw:end-shape="id24" draw:end-glue-point="1" svg:d="M18400 8900c751 0 3201 18250-4900 18250" svg:viewBox="0 0 5839 18251">
          <text:p/>
        </draw:connector>
        <draw:frame draw:style-name="gr11" draw:text-style-name="P5" draw:layer="layout" svg:width="7.5cm" svg:height="1.199cm" svg:x="8.7cm" svg:y="2.401cm">
          <draw:text-box>
            <text:p text:style-name="P1"><text:span text:style-name="T2">6. Отправка инфы пациенту для подключения к sip серверу</text:span></text:p>
          </draw:text-box>
        </draw:frame>
        <draw:frame draw:style-name="gr11" draw:text-style-name="P5" draw:layer="layout" svg:width="7.5cm" svg:height="1.199cm" svg:x="11.2cm" svg:y="23.301cm">
          <draw:text-box>
            <text:p text:style-name="P1"><text:span text:style-name="T2">7. Отправка инфы доктору для подключения к sip серверу</text:span></text:p>
          </draw:text-box>
        </draw:frame>
        <draw:connector draw:style-name="gr3" draw:text-style-name="P3" draw:layer="layout" draw:type="curve" svg:x1="16.3cm" svg:y1="8.1cm" svg:x2="6cm" svg:y2="3.35cm" draw:start-shape="id23" draw:start-glue-point="0" draw:end-shape="id25" draw:end-glue-point="1" svg:d="M16300 8100c0-3167-3433-4750-10300-4750" svg:viewBox="0 0 10301 4751">
          <text:p/>
        </draw:connector>
        <draw:frame draw:style-name="gr15" draw:text-style-name="P11" draw:layer="layout" svg:width="7.5cm" svg:height="1.673cm" svg:x="5.2cm" svg:y="17.427cm">
          <draw:text-box>
            <text:p text:style-name="P10"><text:span text:style-name="T2">2. Получение инфы о звонке</text:span></text:p>
            <text:p text:style-name="P10"><text:span text:style-name="T2">3. Назначение врача звонку</text:span></text:p>
            <text:p text:style-name="P10"><text:span text:style-name="T2">4. Изменение статуса звонка</text:span></text:p>
          </draw:text-box>
        </draw:frame>
        <draw:connector draw:style-name="gr3" draw:text-style-name="P3" draw:layer="layout" draw:type="curve" svg:x1="9.6cm" svg:y1="27.15cm" svg:x2="4.75cm" svg:y2="25.1cm" draw:start-shape="id24" draw:start-glue-point="3" draw:end-shape="id26" draw:end-glue-point="2" svg:d="M9600 27150c-3234 0-4850-683-4850-2050" svg:viewBox="0 0 4851 2051">
          <text:p/>
        </draw:connector>
        <draw:connector draw:style-name="gr3" draw:text-style-name="P3" draw:layer="layout" draw:type="curve" draw:line-skew="-1.8cm" svg:x1="4.05cm" svg:y1="4.3cm" svg:x2="2cm" svg:y2="24.3cm" draw:start-shape="id25" draw:start-glue-point="2" draw:end-shape="id26" draw:end-glue-point="3" svg:d="M4050 4300c0 11700-1276 9750-1976 11825s-825 8175-74 8175" svg:viewBox="0 0 2561 20001">
          <text:p/>
        </draw:connector>
        <draw:frame draw:style-name="gr4" draw:text-style-name="P5" draw:layer="layout" svg:width="7.5cm" svg:height="1cm" svg:x="2cm" svg:y="6.8cm">
          <draw:text-box>
            <text:p text:style-name="P1"><text:span text:style-name="T2">9. Видеосвязь</text:span></text:p>
          </draw:text-box>
        </draw:frame>
        <draw:frame draw:style-name="gr4" draw:text-style-name="P5" draw:layer="layout" svg:width="7.5cm" svg:height="1cm" svg:x="3.5cm" svg:y="25.8cm">
          <draw:text-box>
            <text:p text:style-name="P1"><text:span text:style-name="T2">8. Видеосвязь</text:span></text:p>
          </draw:text-box>
        </draw:frame>
        <draw:custom-shape draw:style-name="gr1" draw:text-style-name="P2" xml:id="id24" draw:id="id24" draw:layer="layout" svg:width="3.9cm" svg:height="1.9cm" svg:x="9.6cm" svg:y="26.2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26" draw:id="id26" draw:layer="layout" svg:width="5.5cm" svg:height="1.6cm" svg:x="2cm" svg:y="23.5cm">
          <text:p text:style-name="P1">Sip сервер</text:p>
          <text:p text:style-name="P1">Twil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0:46:16.011344061</meta:creation-date>
    <dc:date>2017-03-28T15:49:22.660579158</dc:date>
    <meta:editing-duration>PT6M58S</meta:editing-duration>
    <meta:editing-cycles>2</meta:editing-cycles>
    <meta:generator>LibreOffice/5.1.6.2$Linux_X86_64 LibreOffice_project/10m0$Build-2</meta:generator>
    <meta:document-statistic meta:object-count="83"/>
  </office:meta>
</office:document-meta>
</file>